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文泉驿点阵正黑" svg:font-family="文泉驿点阵正黑" style:font-family-generic="system" style:font-pitch="variable"/>
  </office:font-face-decls>
  <office:automatic-styles>
    <style:style style:name="P1" style:family="paragraph" style:parent-style-name="Text_20_body">
      <style:paragraph-properties fo:text-align="start" style:justify-single-word="false"/>
      <style:text-properties style:font-name="Courier 10 Pitch" fo:font-size="14pt" officeooo:rsid="00192de8" officeooo:paragraph-rsid="00183853" style:font-name-asian="Courier 10 Pitch" style:font-size-asian="14pt" style:font-name-complex="Lohit Devanagari" style:font-size-complex="14pt"/>
    </style:style>
    <style:style style:name="P2" style:family="paragraph" style:parent-style-name="Text_20_body">
      <style:paragraph-properties fo:text-align="start" style:justify-single-word="false"/>
      <style:text-properties style:font-name="Courier 10 Pitch" fo:font-size="14pt" officeooo:rsid="00183853" style:font-name-asian="Courier 10 Pitch" style:font-size-asian="14pt" style:font-name-complex="Lohit Devanagari" style:font-size-complex="14pt"/>
    </style:style>
    <style:style style:name="P3" style:family="paragraph" style:parent-style-name="Text_20_body">
      <style:paragraph-properties fo:text-align="start" style:justify-single-word="false"/>
      <style:text-properties style:font-name="Courier 10 Pitch" fo:font-size="14pt" officeooo:rsid="00183853" officeooo:paragraph-rsid="001ae693" style:font-name-asian="Courier 10 Pitch" style:font-size-asian="14pt" style:font-name-complex="Lohit Devanagari" style:font-size-complex="14pt"/>
    </style:style>
    <style:style style:name="P4" style:family="paragraph" style:parent-style-name="Text_20_body">
      <style:paragraph-properties fo:text-align="start" style:justify-single-word="false"/>
      <style:text-properties style:font-name="Courier 10 Pitch" fo:font-size="14pt" officeooo:rsid="00183853" officeooo:paragraph-rsid="001595ac" style:font-name-asian="Courier 10 Pitch" style:font-size-asian="14pt" style:font-name-complex="Lohit Devanagari" style:font-size-complex="14pt"/>
    </style:style>
    <style:style style:name="P5" style:family="paragraph" style:parent-style-name="Text_20_body">
      <style:paragraph-properties fo:text-align="start" style:justify-single-word="false"/>
      <style:text-properties style:font-name="Courier 10 Pitch" fo:font-size="14pt" officeooo:rsid="00183853" officeooo:paragraph-rsid="00183853" style:font-name-asian="Courier 10 Pitch" style:font-size-asian="14pt" style:font-name-complex="Lohit Devanagari" style:font-size-complex="14pt"/>
    </style:style>
    <style:style style:name="P6" style:family="paragraph" style:parent-style-name="Text_20_body">
      <style:paragraph-properties fo:text-align="start" style:justify-single-word="false"/>
      <style:text-properties style:font-name="Courier 10 Pitch" fo:font-size="14pt" officeooo:rsid="00183853" officeooo:paragraph-rsid="00235c9b" style:font-name-asian="Courier 10 Pitch" style:font-size-asian="14pt" style:font-name-complex="Lohit Devanagari" style:font-size-complex="14pt"/>
    </style:style>
    <style:style style:name="P7" style:family="paragraph" style:parent-style-name="Text_20_body">
      <style:paragraph-properties fo:text-align="start" style:justify-single-word="false"/>
      <style:text-properties style:font-name="Courier 10 Pitch" fo:font-size="14pt" officeooo:rsid="00257585" officeooo:paragraph-rsid="00257585" style:font-name-asian="Courier 10 Pitch" style:font-size-asian="14pt" style:font-name-complex="Lohit Devanagari" style:font-size-complex="14pt"/>
    </style:style>
    <style:style style:name="P8" style:family="paragraph" style:parent-style-name="Text_20_body">
      <style:paragraph-properties fo:text-align="start" style:justify-single-word="false"/>
      <style:text-properties style:font-name="Courier 10 Pitch" fo:font-size="14pt" officeooo:rsid="0028c43e" officeooo:paragraph-rsid="0028ee0d" style:font-name-asian="Courier 10 Pitch" style:font-size-asian="14pt" style:font-name-complex="Lohit Devanagari" style:font-size-complex="14pt"/>
    </style:style>
    <style:style style:name="P9" style:family="paragraph" style:parent-style-name="Text_20_body">
      <style:paragraph-properties fo:text-align="start" style:justify-single-word="false"/>
      <style:text-properties style:font-name="Courier 10 Pitch" fo:font-size="14pt" officeooo:rsid="0028ee0d" officeooo:paragraph-rsid="0028ee0d" style:font-name-asian="Courier 10 Pitch" style:font-size-asian="14pt" style:font-name-complex="Lohit Devanagari" style:font-size-complex="14pt"/>
    </style:style>
    <style:style style:name="P10" style:family="paragraph" style:parent-style-name="Text_20_body">
      <style:paragraph-properties fo:text-align="start" style:justify-single-word="false"/>
      <style:text-properties style:font-name="Courier 10 Pitch" fo:font-size="14pt" officeooo:rsid="0028ee0d" officeooo:paragraph-rsid="002c63ef" style:font-name-asian="Courier 10 Pitch" style:font-size-asian="14pt" style:font-name-complex="Lohit Devanagari" style:font-size-complex="14pt"/>
    </style:style>
    <style:style style:name="P11" style:family="paragraph" style:parent-style-name="Text_20_body">
      <style:paragraph-properties fo:text-align="start" style:justify-single-word="false"/>
      <style:text-properties style:font-name="Courier 10 Pitch" fo:font-size="14pt" officeooo:rsid="0028ee0d" officeooo:paragraph-rsid="002a96c4" style:font-name-asian="Courier 10 Pitch" style:font-size-asian="14pt" style:font-name-complex="Lohit Devanagari" style:font-size-complex="14pt"/>
    </style:style>
    <style:style style:name="P12" style:family="paragraph" style:parent-style-name="Text_20_body">
      <style:paragraph-properties fo:text-align="start" style:justify-single-word="false"/>
      <style:text-properties style:font-name="Courier 10 Pitch" fo:font-size="14pt" officeooo:rsid="0028ee0d" officeooo:paragraph-rsid="002efec6" style:font-name-asian="Courier 10 Pitch" style:font-size-asian="14pt" style:font-name-complex="Lohit Devanagari" style:font-size-complex="14pt"/>
    </style:style>
    <style:style style:name="P13" style:family="paragraph" style:parent-style-name="Text_20_body">
      <style:paragraph-properties fo:text-align="start" style:justify-single-word="false"/>
      <style:text-properties style:font-name="Courier 10 Pitch" fo:font-size="14pt" officeooo:rsid="00324de8" officeooo:paragraph-rsid="00324de8" style:font-name-asian="Courier 10 Pitch" style:font-size-asian="14pt" style:font-name-complex="Lohit Devanagari" style:font-size-complex="14pt"/>
    </style:style>
    <style:style style:name="P14" style:family="paragraph" style:parent-style-name="Text_20_body">
      <style:paragraph-properties fo:text-align="start" style:justify-single-word="false"/>
      <style:text-properties style:font-name="Courier 10 Pitch" fo:font-size="14pt" officeooo:rsid="002efec6" officeooo:paragraph-rsid="00332383" style:font-name-asian="Courier 10 Pitch" style:font-size-asian="14pt" style:font-name-complex="Lohit Devanagari" style:font-size-complex="14pt"/>
    </style:style>
    <style:style style:name="P15" style:family="paragraph" style:parent-style-name="Text_20_body">
      <style:paragraph-properties fo:text-align="start" style:justify-single-word="false"/>
      <style:text-properties style:font-name="Courier 10 Pitch" fo:font-size="14pt" officeooo:rsid="00332383" officeooo:paragraph-rsid="00332383" style:font-name-asian="Courier 10 Pitch" style:font-size-asian="14pt" style:font-name-complex="Lohit Devanagari" style:font-size-complex="14pt"/>
    </style:style>
    <style:style style:name="P16" style:family="paragraph" style:parent-style-name="Text_20_body">
      <style:paragraph-properties fo:text-align="start" style:justify-single-word="false"/>
      <style:text-properties style:font-name="Courier 10 Pitch" fo:font-size="14pt" officeooo:rsid="00338f31" officeooo:paragraph-rsid="00338f31" style:font-name-asian="Courier 10 Pitch" style:font-size-asian="14pt" style:font-name-complex="Lohit Devanagari" style:font-size-complex="14pt"/>
    </style:style>
    <style:style style:name="P17" style:family="paragraph" style:parent-style-name="Text_20_body">
      <style:paragraph-properties fo:text-align="start" style:justify-single-word="false"/>
      <style:text-properties style:font-name="Courier 10 Pitch" fo:font-size="14pt" officeooo:rsid="00338f31" officeooo:paragraph-rsid="0036277d" style:font-name-asian="Courier 10 Pitch" style:font-size-asian="14pt" style:font-name-complex="Lohit Devanagari" style:font-size-complex="14pt"/>
    </style:style>
    <style:style style:name="P18" style:family="paragraph" style:parent-style-name="Text_20_body">
      <style:paragraph-properties fo:text-align="start" style:justify-single-word="false"/>
      <style:text-properties style:font-name="Courier 10 Pitch" fo:font-size="14pt" officeooo:rsid="00353691" officeooo:paragraph-rsid="00353691" style:font-name-asian="Courier 10 Pitch" style:font-size-asian="14pt" style:font-name-complex="Lohit Devanagari" style:font-size-complex="14pt"/>
    </style:style>
    <style:style style:name="P19" style:family="paragraph" style:parent-style-name="Text_20_body">
      <style:paragraph-properties fo:text-align="start" style:justify-single-word="false"/>
      <style:text-properties style:font-name="Courier 10 Pitch" fo:font-size="14pt" officeooo:rsid="0036277d" officeooo:paragraph-rsid="0036277d" style:font-name-asian="Courier 10 Pitch" style:font-size-asian="14pt" style:font-name-complex="Lohit Devanagari" style:font-size-complex="14pt"/>
    </style:style>
    <style:style style:name="P20" style:family="paragraph" style:parent-style-name="Text_20_body">
      <style:paragraph-properties fo:text-align="start" style:justify-single-word="false"/>
      <style:text-properties style:font-name="Courier 10 Pitch" fo:font-size="14pt" officeooo:rsid="0036f109" officeooo:paragraph-rsid="0036f109" style:font-name-asian="Courier 10 Pitch" style:font-size-asian="14pt" style:font-name-complex="Lohit Devanagari" style:font-size-complex="14pt"/>
    </style:style>
    <style:style style:name="P21" style:family="paragraph" style:parent-style-name="Text_20_body">
      <style:paragraph-properties fo:text-align="start" style:justify-single-word="false"/>
      <style:text-properties style:font-name="Courier 10 Pitch" fo:font-size="14pt" officeooo:rsid="003758a0" officeooo:paragraph-rsid="003758a0" style:font-name-asian="Courier 10 Pitch" style:font-size-asian="14pt" style:font-name-complex="Lohit Devanagari" style:font-size-complex="14pt"/>
    </style:style>
    <style:style style:name="P22" style:family="paragraph" style:parent-style-name="Text_20_body">
      <style:paragraph-properties fo:text-align="start" style:justify-single-word="false"/>
      <style:text-properties officeooo:rsid="0041093d" officeooo:paragraph-rsid="0041093d"/>
    </style:style>
    <style:style style:name="P23" style:family="paragraph" style:parent-style-name="Text_20_body">
      <style:paragraph-properties fo:text-align="start" style:justify-single-word="false"/>
      <style:text-properties officeooo:rsid="00183853" officeooo:paragraph-rsid="00183853"/>
    </style:style>
    <style:style style:name="P24" style:family="paragraph" style:parent-style-name="Standard">
      <style:paragraph-properties fo:text-align="start" style:justify-single-word="false"/>
      <style:text-properties style:font-name="Courier 10 Pitch" fo:font-size="14pt" officeooo:rsid="001081de" officeooo:paragraph-rsid="001d4135" style:font-name-asian="Courier 10 Pitch" style:font-size-asian="14pt" style:font-name-complex="Lohit Devanagari" style:font-size-complex="14pt"/>
    </style:style>
    <style:style style:name="P25" style:family="paragraph" style:parent-style-name="Standard">
      <style:paragraph-properties fo:text-align="start" style:justify-single-word="false"/>
      <style:text-properties style:font-name="Courier 10 Pitch" fo:font-size="14pt" officeooo:rsid="001081de" officeooo:paragraph-rsid="001d4135" style:font-name-asian="Courier 10 Pitch" style:font-size-asian="14pt" style:font-size-complex="14pt"/>
    </style:style>
    <style:style style:name="P26" style:family="paragraph" style:parent-style-name="Heading">
      <style:paragraph-properties fo:text-align="start" style:justify-single-word="false"/>
      <style:text-properties officeooo:rsid="002efec6" officeooo:paragraph-rsid="00324de8"/>
    </style:style>
    <style:style style:name="P27" style:family="paragraph" style:parent-style-name="Heading">
      <style:paragraph-properties fo:text-align="start" style:justify-single-word="false"/>
      <style:text-properties style:font-name="Courier 10 Pitch" fo:font-size="14pt" officeooo:rsid="002efec6" officeooo:paragraph-rsid="00332383" style:font-name-asian="Courier 10 Pitch" style:font-size-asian="14pt" style:font-name-complex="Lohit Devanagari" style:font-size-complex="14pt"/>
    </style:style>
    <style:style style:name="P28" style:family="paragraph" style:parent-style-name="Heading">
      <style:paragraph-properties fo:text-align="start" style:justify-single-word="false"/>
      <style:text-properties style:font-name="Courier 10 Pitch" fo:font-size="14pt" officeooo:rsid="002efec6" officeooo:paragraph-rsid="0036f109" style:font-name-asian="Courier 10 Pitch" style:font-size-asian="14pt" style:font-name-complex="Lohit Devanagari" style:font-size-complex="14pt"/>
    </style:style>
    <style:style style:name="P29" style:family="paragraph" style:parent-style-name="Heading">
      <style:paragraph-properties fo:text-align="start" style:justify-single-word="false"/>
      <style:text-properties style:font-name="Courier 10 Pitch" fo:font-size="14pt" officeooo:paragraph-rsid="001e6e45" style:font-name-asian="Courier 10 Pitch" style:font-size-asian="14pt" style:font-size-complex="14pt"/>
    </style:style>
    <style:style style:name="P30" style:family="paragraph" style:parent-style-name="Heading">
      <style:paragraph-properties fo:text-align="start" style:justify-single-word="false"/>
      <style:text-properties style:font-name="Courier 10 Pitch" fo:font-size="14pt" officeooo:paragraph-rsid="001d4135" style:font-name-asian="Courier 10 Pitch" style:font-size-asian="14pt" style:font-size-complex="14pt"/>
    </style:style>
    <style:style style:name="P31" style:family="paragraph" style:parent-style-name="Heading">
      <style:paragraph-properties fo:text-align="start" style:justify-single-word="false"/>
    </style:style>
    <style:style style:name="P32" style:family="paragraph" style:parent-style-name="Heading_20_1">
      <style:paragraph-properties fo:text-align="start" style:justify-single-word="false"/>
      <style:text-properties style:font-name="Courier 10 Pitch" fo:font-size="14pt" officeooo:rsid="00192de8" officeooo:paragraph-rsid="00257585" style:font-name-asian="Courier 10 Pitch" style:font-size-asian="14pt" style:font-name-complex="Lohit Devanagari" style:font-size-complex="14pt"/>
    </style:style>
    <style:style style:name="P33" style:family="paragraph" style:parent-style-name="Heading_20_1">
      <style:paragraph-properties fo:text-align="start" style:justify-single-word="false"/>
      <style:text-properties officeooo:rsid="001e6e45"/>
    </style:style>
    <style:style style:name="P34" style:family="paragraph" style:parent-style-name="Heading_20_1">
      <style:paragraph-properties fo:text-align="start" style:justify-single-word="false"/>
    </style:style>
    <style:style style:name="P35" style:family="paragraph" style:parent-style-name="Heading_20_3">
      <style:paragraph-properties fo:text-align="start" style:justify-single-word="false"/>
      <style:text-properties style:font-name="Courier 10 Pitch" fo:font-size="14pt" officeooo:paragraph-rsid="001d4135" style:font-name-asian="Courier 10 Pitch" style:font-size-asian="14pt" style:font-size-complex="14pt"/>
    </style:style>
    <style:style style:name="P36" style:family="paragraph" style:parent-style-name="Heading_20_3">
      <style:paragraph-properties fo:text-align="start" style:justify-single-word="false"/>
      <style:text-properties style:font-name="Courier 10 Pitch" fo:font-size="14pt" officeooo:rsid="001081de" officeooo:paragraph-rsid="001d4135" style:font-name-asian="Courier 10 Pitch" style:font-size-asian="14pt" style:font-name-complex="Lohit Devanagari" style:font-size-complex="14pt"/>
    </style:style>
    <style:style style:name="P37" style:family="paragraph" style:parent-style-name="Heading_20_3">
      <style:paragraph-properties fo:text-align="start" style:justify-single-word="false"/>
    </style:style>
    <style:style style:name="P38" style:family="paragraph">
      <style:paragraph-properties fo:text-align="center"/>
    </style:style>
    <style:style style:name="P39" style:family="paragraph">
      <style:paragraph-properties fo:text-align="end"/>
    </style:style>
    <style:style style:name="T1" style:family="text">
      <style:text-properties officeooo:rsid="00114005"/>
    </style:style>
    <style:style style:name="T2" style:family="text">
      <style:text-properties officeooo:rsid="001081de"/>
    </style:style>
    <style:style style:name="T3" style:family="text">
      <style:text-properties style:font-name="Courier 10 Pitch" fo:font-size="14pt" style:font-name-asian="Courier 10 Pitch" style:font-size-asian="14pt" style:font-name-complex="Lohit Devanagari" style:font-size-complex="14pt"/>
    </style:style>
    <style:style style:name="T4" style:family="text">
      <style:text-properties style:font-name="Courier 10 Pitch" fo:font-size="14pt" officeooo:rsid="00192de8" style:font-name-asian="Courier 10 Pitch" style:font-size-asian="14pt" style:font-name-complex="Lohit Devanagari" style:font-size-complex="14pt"/>
    </style:style>
    <style:style style:name="T5" style:family="text">
      <style:text-properties officeooo:rsid="0028ee0d"/>
    </style:style>
    <style:style style:name="T6" style:family="text">
      <style:text-properties officeooo:rsid="002d505c"/>
    </style:style>
    <style:style style:name="T7" style:family="text">
      <style:text-properties officeooo:rsid="0030b808"/>
    </style:style>
    <style:style style:name="T8" style:family="text">
      <style:text-properties officeooo:rsid="00324de8"/>
    </style:style>
    <style:style style:name="T9" style:family="text">
      <style:text-properties fo:color="#ff0000"/>
    </style:style>
    <style:style style:name="T10" style:family="text">
      <style:text-properties fo:color="#ff0000" officeooo:rsid="00353691"/>
    </style:style>
    <style:style style:name="T11" style:family="text">
      <style:text-properties officeooo:rsid="00332383"/>
    </style:style>
    <style:style style:name="T12" style:family="text">
      <style:text-properties officeooo:rsid="00353691"/>
    </style:style>
    <style:style style:name="T13" style:family="text">
      <style:text-properties officeooo:rsid="0036277d"/>
    </style:style>
    <style:style style:name="T14" style:family="text">
      <style:text-properties officeooo:rsid="0036f109"/>
    </style:style>
    <style:style style:name="T15" style:family="text">
      <style:text-properties officeooo:rsid="003758a0"/>
    </style:style>
    <style:style style:name="T16" style:family="text">
      <style:text-properties officeooo:rsid="003977d5"/>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ffffff" draw:fill="solid" draw:fill-color="#cccc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 text:outline-level="1">RPC</text:h>
      <text:p text:style-name="P3">远程过程调用协议，不需要了解底层网络技术协议，从远程计算机程序上请求服务。</text:p>
      <text:p text:style-name="P3">模式：客户机/服务器，请求程序就是一个客户机，服务提供程序是一个服务器。</text:p>
      <text:h text:style-name="P34" text:outline-level="1">基于protobuf的<text:span text:style-name="T1">RPC实现</text:span></text:h>
      <text:p text:style-name="P2">google protobuf只负责消息的打包和解包，不包含RPC的实现，但包含RPC的定义。</text:p>
      <text:p text:style-name="P4">service MyService{</text:p>
      <text:p text:style-name="P4"><text:tab/>rpc EchoService(EchoRequestMsg) returns (EchoResponseMsg)</text:p>
      <text:p text:style-name="P4">}</text:p>
      <text:p text:style-name="P4">实现该RPC需要做：</text:p>
      <text:h text:style-name="P37" text:outline-level="3">客户端</text:h>
      <text:p text:style-name="P5">实现google.protobuf.RpcChannel。主要实现RpcChannel.CallMethod接口。客户端调用任一RPC接口，最终都是调用到CallMehtod。该函数典型实现就是将RPC调用参数序列化，然后投递给网络模块进行发送。</text:p>
      <text:h text:style-name="P37" text:outline-level="3">服务端</text:h>
      <text:p text:style-name="P5">首先实现RPC接口，直接实现定义在MyService中的接口。</text:p>
      <text:p text:style-name="P23"><text:span text:style-name="T3">建立</text:span><text:span text:style-name="T4">RPC接口标识到protobuf service对象的映射。基于option机制给每个service赋予唯一的id。</text:span></text:p>
      <text:h text:style-name="P32" text:outline-level="1">————————————————————————————————————————————————————————</text:h>
      <text:p text:style-name="P1"/>
      <text:p text:style-name="P1"/>
      <text:p text:style-name="P1"/>
      <text:p text:style-name="P1"/>
      <text:p text:style-name="P1"/>
      <text:p text:style-name="P1"/>
      <text:h text:style-name="P34" text:outline-level="1"><text:soft-page-break/>RPC调用</text:h>
      <text:h text:style-name="P37" text:outline-level="3">一、RPC调用分类：同步调用和异步调用。</text:h>
      <text:p text:style-name="P6">1.同步调用：客户端等待调用执行完并返回结果。</text:p>
      <text:p text:style-name="P6">2.异步调用：客户端调用后不等待返回结果，通过回调通知等方式获取返回结果。如果客户端不关心调用返回结果，则变成单向异步调用，不返回结果。</text:p>
      <text:h text:style-name="P37" text:outline-level="3">二、结构拆解：</text:h>
      <text:p text:style-name="P31">1.组件构成：</text:p>
      <text:p text:style-name="P7"><draw:ellipse text:anchor-type="paragraph" draw:z-index="5" draw:style-name="gr2" draw:text-style-name="P38" svg:width="1.721cm" svg:height="1.532cm" svg:x="4.861cm" svg:y="0.249cm"><text:p text:style-name="P38">Remote</text:p><text:p text:style-name="P38">Api</text:p></draw:ellipse><draw:ellipse text:anchor-type="paragraph" draw:z-index="17" draw:style-name="gr2" draw:text-style-name="P38" svg:width="1.721cm" svg:height="1.532cm" svg:x="10.021cm" svg:y="0.347cm"><text:p text:style-name="P38">Remote</text:p><text:p text:style-name="P38">Api</text:p></draw:ellipse><draw:rect text:anchor-type="paragraph" draw:z-index="0" draw:style-name="gr1" draw:text-style-name="P38" svg:width="2.779cm" svg:height="0.727cm" svg:x="-0.254cm" svg:y="0.778cm"><text:p text:style-name="P38">Caller</text:p></draw:rect></text:p>
      <text:p text:style-name="P7"><draw:line text:anchor-type="paragraph" draw:z-index="6" draw:style-name="gr3" draw:text-style-name="P38" svg:x1="2.524cm" svg:y1="0.37cm" svg:x2="4.861cm" svg:y2="0.37cm"><text:p text:style-name="P38">call</text:p></draw:line><draw:rect text:anchor-type="paragraph" draw:z-index="18" draw:style-name="gr1" draw:text-style-name="P38" svg:width="2.779cm" svg:height="0.727cm" svg:x="14.363cm" svg:y="-0.03cm"><text:p text:style-name="P38">Callee</text:p></draw:rect><draw:line text:anchor-type="paragraph" draw:z-index="21" draw:style-name="gr3" draw:text-style-name="P38" svg:x1="11.74cm" svg:y1="0.367cm" svg:x2="14.363cm" svg:y2="0.356cm"><text:p text:style-name="P38">call</text:p></draw:line></text:p>
      <text:p text:style-name="P7"><draw:line text:anchor-type="paragraph" draw:z-index="7" draw:style-name="gr3" draw:text-style-name="P38" svg:x1="5.81cm" svg:y1="1.792cm" svg:x2="5.789cm" svg:y2="0.171cm"><text:p text:style-name="P38">call</text:p></draw:line><draw:line text:anchor-type="paragraph" draw:z-index="8" draw:style-name="gr3" draw:text-style-name="P38" svg:x1="1.092cm" svg:y1="-0.104cm" svg:x2="1.113cm" svg:y2="1.815cm"><text:p text:style-name="P38">Import</text:p></draw:line><draw:line text:anchor-type="paragraph" draw:z-index="20" draw:style-name="gr3" draw:text-style-name="P38" svg:x1="15.776cm" svg:y1="-0.108cm" svg:x2="15.776cm" svg:y2="1.681cm"><text:p text:style-name="P38">Export</text:p></draw:line><draw:line text:anchor-type="paragraph" draw:z-index="26" draw:style-name="gr3" draw:text-style-name="P38" svg:x1="10.947cm" svg:y1="0.27cm" svg:x2="10.947cm" svg:y2="1.611cm"><text:p text:style-name="P38">call</text:p></draw:line></text:p>
      <text:p text:style-name="P7"/>
      <text:p text:style-name="P7"><draw:rect text:anchor-type="paragraph" draw:z-index="4" draw:style-name="gr1" draw:text-style-name="P38" svg:width="2.779cm" svg:height="0.727cm" svg:x="4.618cm" svg:y="0.183cm"><text:p text:style-name="P38">RpcProxy</text:p></draw:rect><draw:rect text:anchor-type="paragraph" draw:z-index="1" draw:style-name="gr1" draw:text-style-name="P38" svg:width="2.779cm" svg:height="0.727cm" svg:x="-0.254cm" svg:y="0.206cm"><text:p text:style-name="P38">RpcClient</text:p></draw:rect><draw:rect text:anchor-type="paragraph" draw:z-index="16" draw:style-name="gr1" draw:text-style-name="P38" svg:width="2.779cm" svg:height="0.727cm" svg:x="9.712cm" svg:y="0.104cm"><text:p text:style-name="P38">RpcInvoker</text:p></draw:rect><draw:rect text:anchor-type="paragraph" draw:z-index="19" draw:style-name="gr1" draw:text-style-name="P38" svg:width="2.779cm" svg:height="0.727cm" svg:x="14.43cm" svg:y="0.072cm"><text:p text:style-name="P38">RpcServer</text:p></draw:rect></text:p>
      <text:p text:style-name="P7"><draw:line text:anchor-type="paragraph" draw:z-index="10" draw:style-name="gr3" draw:text-style-name="P38" svg:x1="5.766cm" svg:y1="0.106cm" svg:x2="5.766cm" svg:y2="1.447cm"><text:p text:style-name="P38">call</text:p></draw:line><draw:line text:anchor-type="paragraph" draw:z-index="25" draw:style-name="gr3" draw:text-style-name="P38" svg:x1="11.012cm" svg:y1="0.026cm" svg:x2="11.012cm" svg:y2="1.367cm"><text:p text:style-name="P38">call</text:p></draw:line></text:p>
      <text:p text:style-name="P7"><draw:rect text:anchor-type="paragraph" draw:z-index="15" draw:style-name="gr1" draw:text-style-name="P38" svg:width="2.779cm" svg:height="0.727cm" svg:x="9.802cm" svg:y="0.577cm"><text:p text:style-name="P38">RpcProcesser</text:p></draw:rect></text:p>
      <text:p text:style-name="P7"><draw:rect text:anchor-type="paragraph" draw:z-index="2" draw:style-name="gr1" draw:text-style-name="P38" svg:width="2.779cm" svg:height="0.727cm" svg:x="4.664cm" svg:y="-0.162cm"><text:p text:style-name="P38">RpcInvoker</text:p></draw:rect><draw:line text:anchor-type="paragraph" draw:z-index="11" draw:style-name="gr3" draw:text-style-name="P38" svg:x1="5.81cm" svg:y1="0.564cm" svg:x2="5.81cm" svg:y2="1.737cm"><text:p text:style-name="P38">call</text:p></draw:line><draw:line text:anchor-type="paragraph" draw:z-index="24" draw:style-name="gr3" draw:text-style-name="P38" svg:x1="11.037cm" svg:y1="0.397cm" svg:x2="11.037cm" svg:y2="1.738cm"><text:p text:style-name="P38">call</text:p></draw:line></text:p>
      <text:p text:style-name="P7"/>
      <text:p text:style-name="P7"><draw:rect text:anchor-type="paragraph" draw:z-index="3" draw:style-name="gr1" draw:text-style-name="P39" svg:width="2.779cm" svg:height="0.727cm" svg:x="4.685cm" svg:y="0.129cm"><text:p text:style-name="P39">RpcConnector</text:p></draw:rect><draw:line text:anchor-type="paragraph" draw:z-index="9" draw:style-name="gr3" draw:text-style-name="P38" svg:x1="2.526cm" svg:y1="0.427cm" svg:x2="4.685cm" svg:y2="0.427cm"><text:p text:style-name="P38">encode</text:p></draw:line><draw:rect text:anchor-type="paragraph" draw:z-index="12" draw:style-name="gr1" draw:text-style-name="P38" svg:width="2.779cm" svg:height="0.727cm" svg:x="9.821cm" svg:y="0.129cm"><text:p text:style-name="P38">RpcAcceptor</text:p></draw:rect><draw:rect text:anchor-type="paragraph" draw:z-index="13" draw:style-name="gr1" draw:text-style-name="P38" svg:width="2.779cm" svg:height="0.727cm" svg:x="-0.252cm" svg:y="0.131cm"><text:p text:style-name="P38">RpcProtocol</text:p></draw:rect><draw:line text:anchor-type="paragraph" draw:z-index="14" draw:style-name="gr3" draw:text-style-name="P38" svg:x1="7.463cm" svg:y1="0.492cm" svg:x2="9.8cm" svg:y2="0.492cm"><text:p text:style-name="P38">RpcChannel</text:p></draw:line><draw:rect text:anchor-type="paragraph" draw:z-index="22" draw:style-name="gr1" draw:text-style-name="P38" svg:width="2.779cm" svg:height="0.727cm" svg:x="14.764cm" svg:y="0.189cm"><text:p text:style-name="P38">RpcProtocol</text:p></draw:rect><draw:line text:anchor-type="paragraph" draw:z-index="23" draw:style-name="gr3" draw:text-style-name="P38" svg:x1="12.599cm" svg:y1="0.538cm" svg:x2="14.758cm" svg:y2="0.538cm"><text:p text:style-name="P38">decode</text:p></draw:line></text:p>
      <text:p text:style-name="P7"/>
      <text:p text:style-name="P8">RPC服务方通过RpcServer去导出(export)远程接口方法，而客户方通过RpcClient去引入(import)远程接口方法。</text:p>
      <text:p text:style-name="P8"/>
      <text:p text:style-name="P8">客户方像调用本地方法一样去调用远程接口方法<text:span text:style-name="T5">，</text:span>RPC框架提供接口的代理实现，实际调用委托给代理RpcProxy。代理封装调用信息并将调用转交给RpcInvoker去实际执行。在客户端的RpcInvoker通过连接器RpcConnector去维持与服务端的通道RpcChannel,并使用RpcProtocl执行协议编码(encode)，并将编码后的请求消息通过通道发送给服务方。</text:p>
      <text:p text:style-name="P8"/>
      <text:p text:style-name="P9">RPC服务方端接收器RpcAcceptor接收客户端调用请求，使用RpcProtocol执行协议解码(decode)。解码后的调用信息传递给RpcProcessor控制处理调用过程，最后委托调用给RpcInvoker去执行并返回调用结果。</text:p>
      <text:p text:style-name="P9"/>
      <text:p text:style-name="P31"><text:soft-page-break/>2.RPC各组件职责：</text:p>
      <text:p text:style-name="P10">RpcServer:导出(export)远程接口。</text:p>
      <text:p text:style-name="P11">RpcClient:引入(import)远程接口的代理实现(RpcProxy)。</text:p>
      <text:p text:style-name="P11">RpcProxy:远程接口的代理实现。</text:p>
      <text:p text:style-name="P10">RpcInvoker:</text:p>
      <text:p text:style-name="P10">客户方，负责编码调用信息和发送调用请求到服务方，并等待调用结果返回。</text:p>
      <text:p text:style-name="P10">服务方，负责调用服务端接口的具体实现，并返回调用结果。</text:p>
      <text:p text:style-name="P11">RpcProtocol:负责协议编码/解码。</text:p>
      <text:p text:style-name="P11">RpcConnector:负责维持客户方和服务方的连接通道和发送数据到服务方。</text:p>
      <text:p text:style-name="P11">RpcAcceptor:负责接收客户方请求并返回请求结果。</text:p>
      <text:p text:style-name="P11">RpcProcessor:负责在服务方控制调用过程，包括管理调用线程池、超时事件等。</text:p>
      <text:p text:style-name="P11">RpcChannel:数据传输通道。</text:p>
      <text:p text:style-name="P11"/>
      <text:p text:style-name="P31">三<text:span text:style-name="T6">、RPC实现分析</text:span></text:p>
      <text:p text:style-name="P31">1.导出远程接口</text:p>
      <text:p text:style-name="P12">只有导出的接口可以提供远程调用，未导出的则不能。代码片段：</text:p>
      <text:p text:style-name="P12">DemoService demo = new ...</text:p>
      <text:p text:style-name="P12">RpcServer server = new ...</text:p>
      <text:p text:style-name="P12">server.export(DemoServe.class, demo, options);</text:p>
      <text:p text:style-name="P12">//只导出接口中的方法</text:p>
      <text:p text:style-name="P12">server.export(DemoService.calss, demo, "hi", new class&lt;?&gt;[] {String.class}, option);</text:p>
      <text:p text:style-name="P12"><text:span text:style-name="T7">J</text:span>ava中特殊的调用多态。远程调用一个接口时，具体调用哪个实现（本地调用通过jvm提供的引用多态性隐式实现的），RPC跨进程调用则无法隐式实现。假如DemoService接口有两个实现，导出接口时，需要特殊标记不同的实现，如：</text:p>
      <text:p text:style-name="P12">DemoService demo = new ...;</text:p>
      <text:p text:style-name="P12">DemoService domo2 = new ...;</text:p>
      <text:p text:style-name="P12">RpcServer server = new ...;</text:p>
      <text:p text:style-name="P12">server.export(DemoService.class, demo, options);</text:p>
      <text:p text:style-name="P12">server.export("demo2", DemoServece.class, demo2, <text:soft-page-break/>options);</text:p>
      <text:p text:style-name="P13">远程调用时需要传递该标记来调用正确的实现类。</text:p>
      <text:p text:style-name="P26"><text:span text:style-name="T8">2</text:span>.导入远程接口与客户端代理</text:p>
      <text:p text:style-name="P13">导入相对于导出远程接口，客户端代码为了能够发起调用必须要获得远程接口的方法或过程定义。</text:p>
      <text:p text:style-name="P13">大部分RPC框架采用根据IDL定义通过code generator去生成stub代码，这种方式下实际导入的过程就是通过代码生成器在编译期完成的。</text:p>
      <text:p text:style-name="P13">对于同一语言平台的RPC可以通过共享接口定义来实现，java中导入接口的代码片段：</text:p>
      <text:p text:style-name="P13">RpcClient client = new ...;</text:p>
      <text:p text:style-name="P13">DemoService demo = client.refer(DemoService.class);</text:p>
      <text:p text:style-name="P13">demo.hi("how are you!");</text:p>
      <text:p text:style-name="P13">Java中‘import’是关键字，所以用refer来表达导入接口的意思。这也是一种代码生成技术，不过是在运行时生成的，相对来说更加简洁。Java至少提供了两种动态代码生成方式：<text:span text:style-name="T9">JDK动态代理</text:span>和<text:span text:style-name="T9">字节码生成</text:span>。</text:p>
      <text:p text:style-name="P27"><text:span text:style-name="T11">3</text:span>.协议编码/解码</text:p>
      <text:p text:style-name="P14">客户端代理发起调用前要对调用信息进行编码<text:span text:style-name="T11">，需要考虑这些信息以什么格式传输到服务端才能完成调用。编码信息越少越好，规则越简单越好。编码需要的信息：</text:span></text:p>
      <text:p text:style-name="P14">——调用编码——</text:p>
      <text:p text:style-name="P15">1.接口方法：接口名，方法名。</text:p>
      <text:p text:style-name="P15">2.方法参数：参数类型，值。</text:p>
      <text:p text:style-name="P15">3.调用属性：调用属性信息如调用附件隐式参数、调用超时时间等。</text:p>
      <text:p text:style-name="P15">——返回编码——</text:p>
      <text:p text:style-name="P16">1.返回结果：接口中定义的方法返回值。</text:p>
      <text:p text:style-name="P16">2.返回码：异常返回码。</text:p>
      <text:p text:style-name="P16">3.返回异常信息：调用的异常信息。</text:p>
      <text:p text:style-name="P16">除此之外可能还需要一些元数据以方便编程解码和未来的拓展。所以编码信息就分为了两部分<text:span text:style-name="T12">：</text:span><text:span text:style-name="T10">元数据(meta data)</text:span><text:span text:style-name="T12">和</text:span><text:span text:style-name="T10">调用的必要信息</text:span><text:span text:style-name="T12">。</text:span></text:p>
      <text:p text:style-name="P16">一般来说<text:span text:style-name="T12">，元数据存放在协议消息头中，必要信息存放在协议消息体。概念上的RPC协议消息设计格式：</text:span></text:p>
      <text:p text:style-name="P16">——消息头——</text:p>
      <text:p text:style-name="P18">magic:协议魔数，为解码设计。</text:p>
      <text:p text:style-name="P18"><text:soft-page-break/>header size:协议头长度，为拓展设计。</text:p>
      <text:p text:style-name="P18">version:协议版本，为兼容设计。</text:p>
      <text:p text:style-name="P18"><text:span text:style-name="T13">s</text:span>t:消息体序列化类型。</text:p>
      <text:p text:style-name="P18"><text:span text:style-name="T13">h</text:span>b:心跳消息标记，为长连接传输层心跳设计。</text:p>
      <text:p text:style-name="P18"><text:span text:style-name="T13">o</text:span>w:单向消息标记。</text:p>
      <text:p text:style-name="P18"><text:span text:style-name="T13">t</text:span>p:响应消息标记，不置位默认是请求消息。</text:p>
      <text:p text:style-name="P18"><text:span text:style-name="T13">d</text:span>tatus code:响应消息状态码。</text:p>
      <text:p text:style-name="P18"><text:span text:style-name="T13">t</text:span>eserved:为字节对齐保留。</text:p>
      <text:p text:style-name="P18"><text:span text:style-name="T13">m</text:span>essage id:消息id。</text:p>
      <text:p text:style-name="P18">body size:消息体长度。</text:p>
      <text:p text:style-name="P18"/>
      <text:p text:style-name="P17">——消息体——</text:p>
      <text:p text:style-name="P19">采用序列化编码，常见格式：</text:p>
      <text:p text:style-name="P19">xml:如webservice soap</text:p>
      <text:p text:style-name="P19">json:如JSON-RPC</text:p>
      <text:p text:style-name="P19">binary:如thrift;hession;kryo等。</text:p>
      <text:p text:style-name="P19"/>
      <text:p text:style-name="P28"><text:span text:style-name="T14">4</text:span>.传输服务</text:p>
      <text:p text:style-name="P20">协议编码后，需要将编码后的RPC请求消息传输到服务方，服务方执行后返回结果消息或确认消息给客户方。(具体参考书签)</text:p>
      <text:p text:style-name="P28"><text:span text:style-name="T14">5</text:span>.执行调用</text:p>
      <text:p text:style-name="P20">client stub 编码消息并传递给服务方，真正调用过程发生在服务方。server stub细分了两部分RpcProcessor和RpcInvoker，一个负责控制调用过程，一个负责真正的调用。</text:p>
      <text:p text:style-name="P20">Java中实现代码的动态接口调用一般通过反射，RpcInvoker用来封装反射调用的实现细节。</text:p>
      <text:p text:style-name="P20">调用过程的控制需要考虑：效率，资源隔离，超时控制。</text:p>
      <text:p text:style-name="P20"/>
      <text:p text:style-name="P20">四<text:span text:style-name="T15">、RPC异常处理</text:span></text:p>
      <text:p text:style-name="P20">比较本地调用和<text:span text:style-name="T15">RPC调用的差异：</text:span></text:p>
      <text:p text:style-name="P21">1.本地调用一定会执行，远程调用则不一定，可能因为网络原因未发送到服务方。</text:p>
      <text:p text:style-name="P21"><text:soft-page-break/>2.本地调用只会抛出接口声明的异常，远程调用还会抛出RPC框架运行时的其他异常。</text:p>
      <text:p text:style-name="P21">3.本地调用和远程调用的性能差距比较大，取决于RPC故有消耗所占比重。</text:p>
      <text:p text:style-name="P21">RPC异常：</text:p>
      <text:p text:style-name="P21">业务异常，服务方执行了调用，可能因为某些原因未能正常执行。</text:p>
      <text:p text:style-name="P21">运行异常，服务方可能没有执行调用。</text:p>
      <text:p text:style-name="P21">RPC固有消耗是毫秒级别，本地调用固有消耗是纳秒级别，因此对于轻量级计算任务不适合导出远程接口由独立的进程提供服务。</text:p>
      <text:h text:style-name="P34" text:outline-level="1">————————————————————————————</text:h>
      <text:h text:style-name="P33" text:outline-level="1">RPC调用流程和部分实现</text:h>
      <text:p text:style-name="P29">部署在不同服务器上的各种服务之间的调用需要网络通信过程，服务请求方(client)每调用一个服务都需要很多网络通信相关代码，RPC(远程服务调用协议)让我们可以像调用本地服务一样，调用远程服务。 </text:p>
      <text:h text:style-name="P35" text:outline-level="3">一、一个RPC调用流程： </text:h>
      <text:p text:style-name="P25">1.服务请求方(client)调用以本地调用方式调用服务。 </text:p>
      <text:p text:style-name="P25">2.Client Stub接收到调用后负责将方法、参数等组装成能够进行网络传输的消息体。 </text:p>
      <text:p text:style-name="P25">3.Client Stub找到服务地址，并将消息发送到服务器。 </text:p>
      <text:p text:style-name="P25">4.Server Stub收到消息后进行解码。 </text:p>
      <text:p text:style-name="P25">5.Server Stub根据解码结果调用本地的服务。 </text:p>
      <text:p text:style-name="P25">6.本地服务执行并将结果返回给Server Stub。 </text:p>
      <text:p text:style-name="P25">7.Server Stub将返回结果打包成消息并发送至Client Stub。 </text:p>
      <text:p text:style-name="P25">8.Client Stub收到消息，进行解码。 </text:p>
      <text:p text:style-name="P25">9.Client得到最终结果。 </text:p>
      <text:p text:style-name="P25">RPC的目标是将2-8的步骤封装起来。 </text:p>
      <text:h text:style-name="P35" text:outline-level="3">二、如何实现 </text:h>
      <text:p text:style-name="P25">对java来说就是使用代理。java代理有两种方式：JDK动态代理和字节码生成。（字节码生成方式实现的代理功能强大和高效，但是不易维护） </text:p>
      <text:p text:style-name="P30"><text:span text:style-name="T2">1.动态代理实现</text:span> </text:p>
      <text:p text:style-name="P24">首先需要实现RPCProxyClient代理类，在代理类的invoke方法中封装与远端服务通信的细节。Client首先从RPCProxyClient获得服务提供方的接口，当执行helloWorldServer.sayHello("test")方法是就会调用invoke方法。 </text:p>
      <text:p text:style-name="P24"/>
      <text:p text:style-name="P24"><text:soft-page-break/>2.对消息进行编码和解码 </text:p>
      <text:p text:style-name="P24">invoke中需要封装通信细节。 </text:p>
      <text:p text:style-name="P24">(1)通信的第一步需要确定客户端和服务端相互通信的消息结构。 </text:p>
      <text:p text:style-name="P24">客户端请求的消息结构一般需要包含以下内容： </text:p>
      <text:p text:style-name="P24">a.接口名称，例子中的HelloWorldService </text:p>
      <text:p text:style-name="P24">b.方法名，sayHello() </text:p>
      <text:p text:style-name="P24">c.参数类型和参数值，String msg </text:p>
      <text:p text:style-name="P24">d.超时时间 </text:p>
      <text:p text:style-name="P24">e.requestID，标识唯一请求id。 </text:p>
      <text:p text:style-name="P24">服务端返回的消息结构一般需要包含以下内容： </text:p>
      <text:p text:style-name="P24">a.返回值 </text:p>
      <text:p text:style-name="P24">b.状态code </text:p>
      <text:p text:style-name="P24">c.requestID </text:p>
      <text:p text:style-name="P24"><text:s/></text:p>
      <text:p text:style-name="P24">(2)序列化与反序列化 </text:p>
      <text:p text:style-name="P24">a.序列化就是将数据结构或对象转换成二进制串的过程，也就是编码的过程。 </text:p>
      <text:p text:style-name="P24">b.反序列化就是将在序列化过程中生成的二进制串转换成数据结构或者对象的过程。 </text:p>
      <text:p text:style-name="P24">c.为什么要序列化：网络传输使用的是二进制串。 </text:p>
      <text:p text:style-name="P24">d.为什么要反序列化：将接收到的二进制串转换成对象方便处理。 </text:p>
      <text:p text:style-name="P24">(3)通信 </text:p>
      <text:p text:style-name="P24">网络通信IO模型：BIO和NIO。 </text:p>
      <text:p text:style-name="P24">如何实现RPC的IO通信框架：</text:p>
      <text:p text:style-name="P24">a.JAVA NIO方式自己研发；</text:p>
      <text:p text:style-name="P24">b.基于mina；</text:p>
      <text:p text:style-name="P24">c.基于netty </text:p>
      <text:p text:style-name="P24">(4)消息中带requestID </text:p>
      <text:p text:style-name="P24">使用netty时，一般户用channel.writeAndFlush()方法发送二进制消息串，这个方法调用后对于整个远程调用来说是一个异步的（从发出请求到接收结果）。即对于当前线程来说，请求发送出来后线程就可以往后执行了，至于服务端的结果是服务端处理完成后再以消息的形式发送给客户端的，这个过程中会出现两个问题： </text:p>
      <text:p text:style-name="P24">a.如何让线程暂停，等待结果返回后再往后执行。 </text:p>
      <text:p text:style-name="P24">b.如果有多个线程同时进行远程法法调用，这时建立在client server之间的socket连接上会有很多双方发送的消息传递，先后顺序可能是随机的，server处理完结果后，发送回client，client接收很多消息无法确认每个消息对应原先的线程。即我们需要一种机制保证responseA丢个ThreadA，responseB丢给ThreadB。 </text:p>
      <text:p text:style-name="P24"><text:s/></text:p>
      <text:p text:style-name="P24">如何解决：<text:tab/> </text:p>
      <text:p text:style-name="P24">a.client线程每次通过socket调用一次远程接口前生成一个唯一的ID，即requestID。 </text:p>
      <text:p text:style-name="P24">b.将处理结果的回调对象callback存放到全局ConcurrentHashMap里面<text:soft-page-break/>put(requestID, callback)。 </text:p>
      <text:p text:style-name="P24">c.当线程调用channel.writeAndFlush()发送消息后，紧接着执行callback的get()方法试图获取远程返回的结果。在get()内部使用synchronized获取回调对象callback的锁，再检测是否获取到结果，如果没有，调用callback的wait()方法，释放callback上的锁，让当前线程处于等待状态。 </text:p>
      <text:p text:style-name="P24">d.服务端接收到请求并处理后，将response结果(包含requestID)发送给客户端。客户端socket连接上专门的监听消息的线程收到结果，分析结果取出requestID，再从前面的ConcurrentHashMap中get(requestID)，从而找到callback对象，再用synchronized获取callback上的锁，将方法调用结果设置到callback对象里，再调用callback.notifyAll()唤醒前面处于等待状态的线程。 </text:p>
      <text:p text:style-name="P24">PS:示例见Test.TestRpc.PRCProxyClient.java </text:p>
      <text:h text:style-name="P36" text:outline-level="3">三、如何发布自己的服务 </text:h>
      <text:p text:style-name="P24">zookeeper充当一个服务注册表(service registry)，让多个服务提供者形成一个集群，让服务请求者通过服务注册表获取具体的服务访问地址（ip + 端口号）去访问具体的服务提供者。 </text:p>
      <text:p text:style-name="P24">zookeeper：分布式文件系统，提供了“心跳检测”功能，定时向各个服务提供者发送一个请求（建立一个socket长连接），如果长期没有响应，服务中心就认为该服务提供者挂了，并剔除。 </text:p>
      <text:h text:style-name="P36" text:outline-level="3">四、开源RPC框架 </text:h>
      <text:p text:style-name="P24"><text:a xlink:type="simple" xlink:href="https://github.con/alibaba/dubbo">https://github.con/alibaba/dubbo</text:a></text:p>
      <text:p text:style-name="P24"/>
      <text:h text:style-name="P34" text:outline-level="1">五、其他</text:h>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文泉驿点阵正黑" svg:font-family="文泉驿点阵正黑"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zxx" fo:country="none" style:letter-kerning="true" style:font-name-asian="文泉驿点阵正黑" style:font-size-asian="10.5pt" style:language-asian="zxx" style:country-asian="none" style:font-name-complex="Lohit Devanagari"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zxx" fo:country="none" style:letter-kerning="true" style:font-name-asian="文泉驿点阵正黑" style:font-size-asian="10.5pt" style:language-asian="zxx" style:country-asian="none" style:font-name-complex="Lohit Devanagar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文泉驿点阵正黑" style:font-family-asian="文泉驿点阵正黑"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2T10:31:30.979154669</meta:creation-date>
    <dc:date>2016-04-02T10:52:35.219471147</dc:date>
    <meta:editing-duration>PT9H7M54S</meta:editing-duration>
    <meta:editing-cycles>46</meta:editing-cycles>
    <meta:generator>LibreOffice/4.1.4.2$Linux_X86_64 LibreOffice_project/410$Build-2</meta:generator>
    <meta:document-statistic meta:table-count="0" meta:image-count="0" meta:object-count="0" meta:page-count="8" meta:paragraph-count="163" meta:word-count="3581" meta:character-count="5649" meta:non-whitespace-character-count="5521"/>
  </office:meta>
</office:document-meta>
</file>